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🧱 <text:span text:style-name="Strong_20_Emphasis"><text:span text:style-name="Source_20_Text">Entity</text:span></text:span><text:span text:style-name="Strong_20_Emphasis"> (Base Class for All Game Objects)</text:span></text:h>
      <text:p text:style-name="Text_20_body">All in-game content types (cards, units, parties, sites, etc.) inherit from <text:span text:style-name="Source_20_Text">Entity</text:span>.</text:p>
      <text:p text:style-name="Text_20_body"><text:span text:style-name="Strong_20_Emphasis">Common Variables:</text:span></text:p>
      <text:list text:style-name="L1">
        <text:list-item>
          <text:p text:style-name="P1"><text:span text:style-name="Source_20_Text">display_name</text:span> (String) – Human-readable name</text:p>
        </text:list-item>
        <text:list-item>
          <text:p text:style-name="P1"><text:span text:style-name="Source_20_Text">internal_name</text:span> (String) – Code reference name</text:p>
        </text:list-item>
        <text:list-item>
          <text:p text:style-name="P1"><text:span text:style-name="Source_20_Text">display_image</text:span> (Texture) – Visual UI representation</text:p>
        </text:list-item>
        <text:list-item>
          <text:p text:style-name="P1"><text:span text:style-name="Source_20_Text">icon</text:span> (Texture) – Smaller visual representation</text:p>
        </text:list-item>
        <text:list-item>
          <text:p text:style-name="P1"><text:span text:style-name="Source_20_Text">short_description</text:span> / <text:span text:style-name="Source_20_Text">long_description</text:span> – For tooltips or lore</text:p>
        </text:list-item>
        <text:list-item>
          <text:p text:style-name="P1"><text:span text:style-name="Source_20_Text">data_resource</text:span> (Entity_Resource) – Linked resource data</text:p>
        </text:list-item>
        <text:list-item>
          <text:p text:style-name="P1"><text:span text:style-name="Source_20_Text">interaction_timeline</text:span> – Dialogic timeline for interaction</text:p>
        </text:list-item>
        <text:list-item>
          <text:p text:style-name="P1"><text:span text:style-name="Source_20_Text">is_interactive</text:span> (bool) – Whether the entity triggers interactions on click</text:p>
        </text:list-item>
      </text:list>
      <text:p text:style-name="Standard"/>
      <text:h text:style-name="Heading_20_3" text:outline-level="3">🔸 <text:span text:style-name="Strong_20_Emphasis">2. Shared/Optional Variables for Subclasses</text:span></text:h>
      <text:p text:style-name="Text_20_body">Defined only in relevant subclasses:</text:p>
      <text:list text:style-name="L2">
        <text:list-item>
          <text:p text:style-name="P2"><text:span text:style-name="Source_20_Text">payload</text:span> – Array of <text:span text:style-name="Source_20_Text">Entity</text:span>, <text:span text:style-name="Source_20_Text">Unit</text:span>, or <text:span text:style-name="Source_20_Text">Munition</text:span> depending on type</text:p>
        </text:list-item>
        <text:list-item>
          <text:p text:style-name="P2"><text:span text:style-name="Source_20_Text">owned_by</text:span> – Who possesses the entity (e.g., a player or faction)</text:p>
        </text:list-item>
        <text:list-item>
          <text:p text:style-name="P2"><text:span text:style-name="Source_20_Text">affiliation</text:span> – Lore/factional allegiance</text:p>
        </text:list-item>
      </text:list>
      <text:p text:style-name="Standard"/>
      <text:h text:style-name="Heading_20_2" text:outline-level="2">⚙️ <text:span text:style-name="Strong_20_Emphasis">Terminology Highlights</text:span></text:h>
      <text:list text:style-name="L3">
        <text:list-item>
          <text:p text:style-name="P3"><text:span text:style-name="Strong_20_Emphasis"><text:span text:style-name="Source_20_Text">Munition</text:span></text:span>: Modular logic units (e.g., effects from cards, items, or abilities)</text:p>
        </text:list-item>
        <text:list-item>
          <text:p text:style-name="P3"><text:span text:style-name="Strong_20_Emphasis"><text:span text:style-name="Source_20_Text">Payload</text:span></text:span>: Container array that holds <text:span text:style-name="Source_20_Text">Munition</text:span>s or <text:span text:style-name="Source_20_Text">Entity</text:span>s</text:p>
        </text:list-item>
        <text:list-item>
          <text:p text:style-name="P3"><text:span text:style-name="Strong_20_Emphasis"><text:span text:style-name="Source_20_Text">Disposition</text:span></text:span>: How a unit views another (e.g., ally, enemy, neutral)</text:p>
        </text:list-item>
        <text:list-item>
          <text:p text:style-name="P3"><text:span text:style-name="Strong_20_Emphasis"><text:span text:style-name="Source_20_Text">Affiliation</text:span></text:span>: Lore-based faction or symbolic alignment</text:p>
        </text:list-item>
        <text:list-item>
          <text:p text:style-name="P3"><text:span text:style-name="Strong_20_Emphasis"><text:span text:style-name="Source_20_Text">owned_by</text:span></text:span>: Actual mechanical ownership of an object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3:55.138057196</meta:creation-date>
    <dc:date>2025-07-25T22:37:11.529964026</dc:date>
    <meta:editing-duration>PT1M26S</meta:editing-duration>
    <meta:editing-cycles>3</meta:editing-cycles>
    <meta:generator>LibreOffice/25.2.4.3$Linux_X86_64 LibreOffice_project/520$Build-3</meta:generator>
    <meta:document-statistic meta:table-count="0" meta:image-count="0" meta:object-count="0" meta:page-count="1" meta:paragraph-count="22" meta:word-count="162" meta:character-count="1154" meta:non-whitespace-character-count="1019"/>
  </office:meta>
</office:document-meta>
</file>